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</text:list>
      <text:p text:style-name="First_20_paragraph">When reporting guide issues:</text:p>
      <text:list text:style-name="L5">
        <text:list-item>
          <text:p text:style-name="P5"><text:span text:style-name="T1">Do</text:span> write a detailed description of your issue and use a descriptive title.</text:p>
        </text:list-item>
        <text:list-item>
          <text:p text:style-name="P5"><text:span text:style-name="T1">Do</text:span> make it as detailed as possible and don’t just submit 50 line changes without explaining.</text:p>
        </text:list-item>
        <text:list-item>
          <text:p text:style-name="P5"><text:span text:style-name="T1">Don’t</text:span> file duplicate reports; search for your bug before filing a new report.</text:p>
        </text:list-item>
        <text:list-item>
          <text:p text:style-name="P5"><text:span text:style-name="T1">Don’t</text:span> attempt to report issues on a closed PR.</text:p>
        </text:list-item>
      </text:list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6T05:38:38Z</meta:creation-date>
    <dc:date>2022-05-06T05:38:38Z</dc:date>
  </office:meta>
</office:document-meta>
</file>